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24pt" fo:font-weight="bold" style:font-size-asian="24pt" style:font-weight-asian="bold" style:font-size-complex="24pt" style:font-weight-complex="bold"/>
    </style:style>
    <style:style style:name="P19" style:family="paragraph" style:parent-style-name="Standard">
      <style:text-properties fo:font-size="24pt" style:font-size-asian="24pt" style:font-size-complex="24pt"/>
    </style:style>
    <style:style style:name="P20" style:family="paragraph" style:parent-style-name="Standard">
      <style:text-properties fo:font-size="14pt" style:font-size-asian="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style:font-size-asian="14pt" style:font-size-complex="14pt" style:font-weight-complex="bold"/>
    </style:style>
    <style:style style:name="P23" style:family="paragraph" style:parent-style-name="Standard">
      <style:text-properties fo:font-size="14pt" style:font-size-asian="14pt" style:font-size-complex="24pt"/>
    </style:style>
    <style:style style:name="P24" style:family="paragraph" style:parent-style-name="Standard">
      <style:text-properties fo:font-size="14pt" style:font-size-asian="14pt" style:font-size-complex="20pt"/>
    </style:style>
    <style:style style:name="P25" style:family="paragraph" style:parent-style-name="Standard">
      <style:text-properties fo:font-size="14pt" officeooo:rsid="000e9ee3" officeooo:paragraph-rsid="000e9ee3" style:font-size-asian="14pt"/>
    </style:style>
    <style:style style:name="P26" style:family="paragraph" style:parent-style-name="Standard">
      <style:text-properties fo:font-size="14pt" officeooo:rsid="0010d19c" officeooo:paragraph-rsid="0010d19c" style:font-size-asian="14pt"/>
    </style:style>
    <style:style style:name="P27" style:family="paragraph" style:parent-style-name="Standard">
      <style:text-properties fo:font-size="14pt" officeooo:paragraph-rsid="0016838c" style:font-size-asian="14pt"/>
    </style:style>
    <style:style style:name="P28" style:family="paragraph" style:parent-style-name="Standard">
      <style:text-properties fo:font-size="14pt" officeooo:rsid="0018d32e" officeooo:paragraph-rsid="0018d32e" style:font-size-asian="14pt"/>
    </style:style>
    <style:style style:name="P29" style:family="paragraph" style:parent-style-name="Standard">
      <style:text-properties fo:font-size="14pt" officeooo:rsid="00193d2a" officeooo:paragraph-rsid="00193d2a" style:font-size-asian="14pt"/>
    </style:style>
    <style:style style:name="P30" style:family="paragraph" style:parent-style-name="Standard">
      <style:text-properties fo:font-size="14pt" officeooo:rsid="001cd077" officeooo:paragraph-rsid="001cd077" style:font-size-asian="14pt"/>
    </style:style>
    <style:style style:name="P31" style:family="paragraph" style:parent-style-name="Standard">
      <style:text-properties fo:font-size="14pt" officeooo:rsid="001e4379" officeooo:paragraph-rsid="001e4379" style:font-size-asian="14pt"/>
    </style:style>
    <style:style style:name="P32" style:family="paragraph" style:parent-style-name="Standard">
      <style:text-properties fo:font-size="14pt" officeooo:rsid="001fa4c7" officeooo:paragraph-rsid="001fa4c7" style:font-size-asian="14pt"/>
    </style:style>
    <style:style style:name="P33" style:family="paragraph" style:parent-style-name="Standard">
      <style:text-properties fo:font-size="14pt" officeooo:rsid="001fa4c7" officeooo:paragraph-rsid="0021676b" style:font-size-asian="14pt"/>
    </style:style>
    <style:style style:name="P34" style:family="paragraph" style:parent-style-name="Standard">
      <style:text-properties fo:font-size="14pt" officeooo:rsid="00232d02" officeooo:paragraph-rsid="00232d02" style:font-size-asian="14pt"/>
    </style:style>
    <style:style style:name="P35" style:family="paragraph" style:parent-style-name="Standard">
      <style:text-properties fo:font-size="14pt" officeooo:rsid="00252749" officeooo:paragraph-rsid="00252749" style:font-size-asian="14pt"/>
    </style:style>
    <style:style style:name="P36" style:family="paragraph" style:parent-style-name="Standard">
      <style:text-properties fo:font-size="14pt" officeooo:rsid="00252749" officeooo:paragraph-rsid="0029f944" style:font-size-asian="14pt"/>
    </style:style>
    <style:style style:name="P37" style:family="paragraph" style:parent-style-name="Standard">
      <style:text-properties fo:font-size="14pt" officeooo:rsid="002ab9aa" officeooo:paragraph-rsid="002ab9aa" style:font-size-asian="14pt"/>
    </style:style>
    <style:style style:name="P38" style:family="paragraph" style:parent-style-name="Standard">
      <style:text-properties fo:font-size="14pt" officeooo:rsid="002dddbb" officeooo:paragraph-rsid="002dddbb" style:font-size-asian="14pt"/>
    </style:style>
    <style:style style:name="P39" style:family="paragraph" style:parent-style-name="Standard">
      <style:text-properties fo:font-size="14pt" officeooo:rsid="002f6585" officeooo:paragraph-rsid="002f6585" style:font-size-asian="14pt"/>
    </style:style>
    <style:style style:name="P40" style:family="paragraph" style:parent-style-name="Standard">
      <style:text-properties fo:font-size="14pt" officeooo:rsid="0031d825" officeooo:paragraph-rsid="0031d825" style:font-size-asian="14pt"/>
    </style:style>
    <style:style style:name="P41" style:family="paragraph" style:parent-style-name="Standard">
      <style:text-properties fo:font-size="14pt" officeooo:rsid="00334560" officeooo:paragraph-rsid="00334560" style:font-size-asian="14pt"/>
    </style:style>
    <style:style style:name="P42" style:family="paragraph" style:parent-style-name="Standard">
      <style:text-properties fo:font-size="14pt" officeooo:rsid="003610d2" officeooo:paragraph-rsid="003610d2" style:font-size-asian="14pt"/>
    </style:style>
    <style:style style:name="P43" style:family="paragraph" style:parent-style-name="Standard">
      <style:text-properties fo:font-size="14pt" officeooo:rsid="003695b3" officeooo:paragraph-rsid="003695b3" style:font-size-asian="14pt"/>
    </style:style>
    <style:style style:name="P44" style:family="paragraph" style:parent-style-name="Standard">
      <style:text-properties fo:font-size="14pt" fo:font-weight="normal" officeooo:rsid="001e4379" officeooo:paragraph-rsid="0021676b" style:font-size-asian="14pt" style:font-weight-asian="normal" style:font-weight-complex="normal"/>
    </style:style>
    <style:style style:name="P45" style:family="paragraph" style:parent-style-name="Standard">
      <style:text-properties fo:font-size="18pt" style:font-size-asian="18pt" style:font-size-complex="18pt" style:font-weight-complex="bold"/>
    </style:style>
    <style:style style:name="P46" style:family="paragraph" style:parent-style-name="Standard">
      <style:text-properties officeooo:paragraph-rsid="001c2e62"/>
    </style:style>
    <style:style style:name="P47" style:family="paragraph" style:parent-style-name="Standard">
      <style:text-properties officeooo:paragraph-rsid="003610d2"/>
    </style:style>
    <style:style style:name="P48"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9" style:family="paragraph" style:parent-style-name="Standard" style:list-style-name="L1"/>
    <style:style style:name="P50" style:family="paragraph" style:parent-style-name="Standard" style:list-style-name="L1">
      <style:text-properties officeooo:paragraph-rsid="00252749"/>
    </style:style>
    <style:style style:name="P51" style:family="paragraph" style:parent-style-name="Standard" style:list-style-name="L1">
      <style:text-properties officeooo:paragraph-rsid="0025cb19"/>
    </style:style>
    <style:style style:name="P52" style:family="paragraph" style:parent-style-name="Standard" style:list-style-name="L1">
      <style:text-properties fo:font-size="16pt" fo:font-weight="bold" style:font-size-asian="16pt" style:font-weight-asian="bold" style:font-size-complex="16pt" style:font-weight-complex="bold"/>
    </style:style>
    <style:style style:name="P53" style:family="paragraph" style:parent-style-name="Standard" style:list-style-name="L2">
      <style:text-properties fo:font-size="20pt" style:font-size-asian="20pt"/>
    </style:style>
    <style:style style:name="P54" style:family="paragraph" style:parent-style-name="Standard" style:list-style-name="L2">
      <style:text-properties fo:font-size="20pt" style:font-size-asian="20pt" style:font-size-complex="20pt"/>
    </style:style>
    <style:style style:name="P55" style:family="paragraph" style:parent-style-name="Standard" style:list-style-name="L3">
      <style:text-properties fo:font-size="14pt" style:font-size-asian="14pt" style:font-size-complex="20pt"/>
    </style:style>
    <style:style style:name="P56" style:family="paragraph" style:parent-style-name="Standard" style:list-style-name="L4">
      <style:text-properties fo:font-size="14pt" officeooo:rsid="0030aa89" officeooo:paragraph-rsid="0030aa89" style:font-size-asian="14pt"/>
    </style:style>
    <style:style style:name="P57" style:family="paragraph" style:parent-style-name="Standard" style:list-style-name="L4">
      <style:text-properties fo:font-size="14pt" officeooo:rsid="0031d825" officeooo:paragraph-rsid="0031d825" style:font-size-asian="14pt"/>
    </style:style>
    <style:style style:name="P58" style:family="paragraph" style:parent-style-name="Standard">
      <style:text-properties fo:font-size="14pt" officeooo:paragraph-rsid="003610d2" style:font-size-asian="14pt" style:font-size-complex="14pt"/>
    </style:style>
    <style:style style:name="P59" style:family="paragraph" style:parent-style-name="Standard">
      <style:text-properties fo:font-size="14pt" officeooo:rsid="003695b3" officeooo:paragraph-rsid="003695b3" style:font-size-asian="14pt" style:font-size-complex="14pt"/>
    </style:style>
    <style:style style:name="P60" style:family="paragraph" style:parent-style-name="Standard">
      <style:text-properties officeooo:paragraph-rsid="003e09f6"/>
    </style:style>
    <style:style style:name="P61" style:family="paragraph" style:parent-style-name="Standard">
      <style:text-properties officeooo:rsid="003e09f6" officeooo:paragraph-rsid="003e09f6"/>
    </style:style>
    <style:style style:name="P62" style:family="paragraph" style:parent-style-name="Standard">
      <style:text-properties officeooo:rsid="0040e73f" officeooo:paragraph-rsid="0040e73f"/>
    </style:style>
    <style:style style:name="P63" style:family="paragraph" style:parent-style-name="Standard">
      <style:text-properties officeooo:rsid="0045094c" officeooo:paragraph-rsid="0048d7f7"/>
    </style:style>
    <style:style style:name="P64" style:family="paragraph" style:parent-style-name="Standard">
      <style:text-properties officeooo:rsid="0048d7f7" officeooo:paragraph-rsid="0048d7f7"/>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0pt" style:font-size-asian="20pt" style:font-size-complex="20pt"/>
    </style:style>
    <style:style style:name="T6" style:family="text">
      <style:text-properties fo:font-size="14pt" style:font-size-asian="14pt"/>
    </style:style>
    <style:style style:name="T7" style:family="text">
      <style:text-properties fo:font-size="14pt" style:font-size-asian="14pt" style:font-size-complex="20pt"/>
    </style:style>
    <style:style style:name="T8" style:family="text">
      <style:text-properties fo:font-size="14pt" officeooo:rsid="0016838c" style:font-size-asian="14pt"/>
    </style:style>
    <style:style style:name="T9" style:family="text">
      <style:text-properties fo:font-size="14pt" officeooo:rsid="000ef17a" style:font-size-asian="14pt"/>
    </style:style>
    <style:style style:name="T10" style:family="text">
      <style:text-properties fo:font-size="14pt" officeooo:rsid="0010d19c" style:font-size-asian="14pt"/>
    </style:style>
    <style:style style:name="T11" style:family="text">
      <style:text-properties fo:font-size="14pt" officeooo:rsid="0012ccca" style:font-size-asian="14pt"/>
    </style:style>
    <style:style style:name="T12" style:family="text">
      <style:text-properties fo:font-size="14pt" officeooo:rsid="003610d2" style:font-size-asian="14pt"/>
    </style:style>
    <style:style style:name="T13" style:family="text">
      <style:text-properties fo:font-size="14pt" officeooo:rsid="00363686" style:font-size-asian="14pt"/>
    </style:style>
    <style:style style:name="T14" style:family="text">
      <style:text-properties fo:font-size="14pt" officeooo:rsid="003695b3" style:font-size-asian="14pt"/>
    </style:style>
    <style:style style:name="T15" style:family="text">
      <style:text-properties fo:font-size="14pt" style:font-size-asian="14pt" style:font-size-complex="14pt"/>
    </style:style>
    <style:style style:name="T16" style:family="text">
      <style:text-properties fo:font-size="14pt" officeooo:rsid="0038bc42" style:font-size-asian="14pt" style:font-size-complex="14pt"/>
    </style:style>
    <style:style style:name="T17" style:family="text">
      <style:text-properties fo:font-size="14pt" officeooo:rsid="003a4c73" style:font-size-asian="14pt" style:font-size-complex="14pt"/>
    </style:style>
    <style:style style:name="T18" style:family="text">
      <style:text-properties fo:font-size="14pt" officeooo:rsid="003c72d6" style:font-size-asian="14pt" style:font-size-complex="14pt"/>
    </style:style>
    <style:style style:name="T19" style:family="text">
      <style:text-properties fo:font-size="14pt" officeooo:rsid="003e09f6" style:font-size-asian="14pt" style:font-size-complex="14pt"/>
    </style:style>
    <style:style style:name="T20" style:family="text">
      <style:text-properties fo:font-size="14pt" officeooo:rsid="003f2ca6" style:font-size-asian="14pt" style:font-size-complex="14pt"/>
    </style:style>
    <style:style style:name="T21" style:family="text">
      <style:text-properties fo:font-size="14pt" officeooo:rsid="00404727" style:font-size-asian="14pt" style:font-size-complex="14pt"/>
    </style:style>
    <style:style style:name="T22" style:family="text">
      <style:text-properties fo:font-size="14pt" officeooo:rsid="0041beba" style:font-size-asian="14pt" style:font-size-complex="14pt"/>
    </style:style>
    <style:style style:name="T23" style:family="text">
      <style:text-properties fo:font-size="14pt" officeooo:rsid="00429931" style:font-size-asian="14pt" style:font-size-complex="14pt"/>
    </style:style>
    <style:style style:name="T24" style:family="text">
      <style:text-properties fo:font-size="14pt" officeooo:rsid="0044863a" style:font-size-asian="14pt" style:font-size-complex="14pt"/>
    </style:style>
    <style:style style:name="T25" style:family="text">
      <style:text-properties fo:font-size="14pt" officeooo:rsid="00477944" style:font-size-asian="14pt" style:font-size-complex="14pt"/>
    </style:style>
    <style:style style:name="T26" style:family="text">
      <style:text-properties fo:font-size="14pt" officeooo:rsid="0048d7f7" style:font-size-asian="14pt" style:font-size-complex="14pt"/>
    </style:style>
    <style:style style:name="T27"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28" style:family="text">
      <style:text-properties fo:font-size="14pt" fo:font-weight="normal" style:font-size-asian="14pt" style:font-size-complex="14pt"/>
    </style:style>
    <style:style style:name="T29" style:family="text">
      <style:text-properties fo:font-size="14pt" fo:font-weight="normal" officeooo:rsid="003c1bf8" style:font-size-asian="14pt" style:font-size-complex="14pt"/>
    </style:style>
    <style:style style:name="T30" style:family="text">
      <style:text-properties officeooo:rsid="000d0e62"/>
    </style:style>
    <style:style style:name="T31" style:family="text">
      <style:text-properties officeooo:rsid="0018d32e"/>
    </style:style>
    <style:style style:name="T32" style:family="text">
      <style:text-properties officeooo:rsid="001b065a"/>
    </style:style>
    <style:style style:name="T33" style:family="text">
      <style:text-properties officeooo:rsid="001b2dae"/>
    </style:style>
    <style:style style:name="T34" style:family="text">
      <style:text-properties officeooo:rsid="001c2e62"/>
    </style:style>
    <style:style style:name="T35" style:family="text">
      <style:text-properties officeooo:rsid="001cd077"/>
    </style:style>
    <style:style style:name="T36" style:family="text">
      <style:text-properties officeooo:rsid="001cf606"/>
    </style:style>
    <style:style style:name="T37" style:family="text">
      <style:text-properties officeooo:rsid="001e6998"/>
    </style:style>
    <style:style style:name="T38" style:family="text">
      <style:text-properties officeooo:rsid="0021676b"/>
    </style:style>
    <style:style style:name="T39" style:family="text">
      <style:text-properties officeooo:rsid="00252749"/>
    </style:style>
    <style:style style:name="T40" style:family="text">
      <style:text-properties officeooo:rsid="0025cb19"/>
    </style:style>
    <style:style style:name="T41" style:family="text">
      <style:text-properties officeooo:rsid="0027acb3"/>
    </style:style>
    <style:style style:name="T42" style:family="text">
      <style:text-properties officeooo:rsid="0029054d"/>
    </style:style>
    <style:style style:name="T43" style:family="text">
      <style:text-properties officeooo:rsid="002aeb76"/>
    </style:style>
    <style:style style:name="T44" style:family="text">
      <style:text-properties officeooo:rsid="0030aa89"/>
    </style:style>
    <style:style style:name="T45" style:family="text">
      <style:text-properties officeooo:rsid="0031d825"/>
    </style:style>
    <style:style style:name="T46" style:family="text">
      <style:text-properties officeooo:rsid="00334560"/>
    </style:style>
    <style:style style:name="T47" style:family="text">
      <style:text-properties officeooo:rsid="0034c9cd"/>
    </style:style>
    <style:style style:name="T48" style:family="text">
      <style:text-properties officeooo:rsid="0036aa9a"/>
    </style:style>
    <style:style style:name="T49" style:family="text">
      <style:text-properties officeooo:rsid="00375043"/>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6">Servizi</text:p>
      <text:p text:style-name="P2"/>
      <text:p text:style-name="P15"/>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4"/>
      <text:list xml:id="list3648342158" text:style-name="L1">
        <text:list-item>
          <text:p text:style-name="P52"><text:s/>Software container<text:tab/><text:tab/><text:tab/><text:tab/><text:tab/><text:tab/><text:tab/><text:tab/>1</text:p>
          <text:list>
            <text:list-item>
              <text:p text:style-name="P50"><text:span text:style-name="Car._20_predefinito_20_paragrafo"><text:span text:style-name="T2">Introduzione ai </text:span></text:span><text:span text:style-name="Car._20_predefinito_20_paragrafo"><text:span text:style-name="T1">software container</text:span></text:span></text:p>
              <text:list>
                <text:list-item>
                  <text:p text:style-name="P51"><text:span text:style-name="Car._20_predefinito_20_paragrafo"><text:span text:style-name="T2">1.1Cenni di virtualizzazione</text:span></text:span></text:p>
                  <text:list>
                    <text:list-item>
                      <text:p text:style-name="P51"><text:span text:style-name="Car._20_predefinito_20_paragrafo"><text:span text:style-name="T2">Confronto fra virtualizzazione e software contianer</text:span></text:span></text:p>
                    </text:list-item>
                    <text:list-item>
                      <text:p text:style-name="P51"><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49"><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49"><text:span text:style-name="Car._20_predefinito_20_paragrafo"><text:span text:style-name="T4">Docker</text:span></text:span></text:p>
          <text:list>
            <text:list-item>
              <text:p text:style-name="P49"><text:span text:style-name="Car._20_predefinito_20_paragrafo"><text:span text:style-name="T1">Cos’è Docker</text:span></text:span></text:p>
            </text:list-item>
            <text:list-item>
              <text:p text:style-name="P49"><text:span text:style-name="Car._20_predefinito_20_paragrafo"><text:span text:style-name="T1">Diffusione dei container con Docker</text:span></text:span></text:p>
            </text:list-item>
            <text:list-item>
              <text:p text:style-name="P49"><text:span text:style-name="Car._20_predefinito_20_paragrafo"><text:span text:style-name="T1">Esempi </text:span></text:span><text:span text:style-name="Car._20_predefinito_20_paragrafo"><text:span text:style-name="T3">operativi</text:span></text:span></text:p>
            </text:list-item>
          </text:list>
        </text:list-item>
        <text:list-item>
          <text:p text:style-name="P49"><text:span text:style-name="Car._20_predefinito_20_paragrafo"><text:span text:style-name="T4">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8"/>
      <text:p text:style-name="P2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2"/>
      <text:p text:style-name="P2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45"/>
      <text:p text:style-name="P19">Capitolo 1</text:p>
      <text:p text:style-name="P19"/>
      <text:p text:style-name="P19">I Software Container</text:p>
      <text:p text:style-name="P19"/>
      <text:p text:style-name="P23">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3"/>
      <text:list xml:id="list1967915127" text:style-name="L2">
        <text:list-item>
          <text:list>
            <text:list-item>
              <text:p text:style-name="P53">Cosa sono i software container</text:p>
            </text:list-item>
          </text:list>
        </text:list-item>
      </text:list>
      <text:p text:style-name="P13"/>
      <text:p text:style-name="P25">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6">Parlan<text:span text:style-name="T34">d</text:span>o di virtualizzazione è necessario fare una premessa in cui si descrive che cosa sia e i metodi <text:span text:style-name="T31">del caso di studio </text:span>con il quale può essere effettuata .</text:p>
      <text:p text:style-name="P46"><text:span text:style-name="T10">Virtualizzazione hardware level: in questo approccio ci si preoccupa di virtualizzare il sistema fisico sul quale eseguire </text:span><text:span text:style-name="T11">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6"><text:span text:style-name="T8">Virtualizzazione OS level, o container level: approccio di eseguire applicazioni e servizi in un ambiente isolato </text:span><text:span text:style-name="T6">, </text:span><text:span text:style-name="T9">differente dal modello di virtualizzazione della macchina virtuale, la quale virtualizza fisicamente un intero sistema</text:span><text:span text:style-name="T6">. </text:span><text:span text:style-name="T8">Questo metodo di virtualizzazione si dice che virtualizza il software, in pratica si tratta di creare </text:span><text:soft-page-break/><text:span text:style-name="T8">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28">Definiti questi due concetti, ora si possono fare alcune considerazioni sui casi di utilizzo e quando sia opportuno utilizzare l’una o l’altra.</text:p>
      <text:p text:style-name="P29">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32">in quanto è possibile incapsulare dentro un ambiente isolato e solitamente portabile i servizi di cui si necessita, cosa che è stata gestita per anni dalle macchine virtuali e adesso ci si sta dirigendo verso l’uso dei container.</text:span></text:p>
      <text:p text:style-name="P27">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32">più famosa, che ha reso i container una soluzione appetibile per le aziende </text:span>è Docker. <text:span text:style-name="T30">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74926252637403" text:continue-numbering="true" text:style-name="L2">
        <text:list-item>
          <text:list>
            <text:list-item>
              <text:p text:style-name="P53"><text:span text:style-name="T40">Evoluzione</text:span> dei software container</text:p>
            </text:list-item>
          </text:list>
        </text:list-item>
      </text:list>
      <text:p text:style-name="P21"/>
      <text:p text:style-name="P60"><text:span text:style-name="T15">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text:span><text:span text:style-name="T16">virtualizzazione a container open source offerta da Virtuozzo, offre le caratteristiche comuni dei container, e può essere eseguito su kernel Linux modificato</text:span><text:span text:style-name="T15">. </text:span><text:span text:style-name="T17">Nel 2006 Google sviluppa Process container, un progetto che </text:span><text:span text:style-name="T18">introduce</text:span><text:span text:style-name="T17"> nel </text:span><text:bookmark text:name="hs_cos_wrapper_post_body"/><text:span text:style-name="T28">Linux kernel 2.6.24 </text:span><text:span text:style-name="T29">i</text:span><text:span text:style-name="T28"> </text:span><text:span text:style-name="T17">“Control groups” </text:span><text:span text:style-name="T18">(cgroups). I cgroups sono una funzionalità che sta alla base di molti software container, si tratta di una funzionalità che </text:span><text:span text:style-name="T19">permette di </text:span><text:span text:style-name="T18">limitare, registrare ed isolare l’utilizzo delle risorse (CPU, memoria, disco I/O, ecc) di gruppi di processi, </text:span><text:span text:style-name="T19">fornendo così un accesso controllato all’hardware da parte dei processi</text:span><text:span text:style-name="T18">.</text:span></text:p>
      <text:p text:style-name="P61"><text:span text:style-name="T18">N</text:span><text:span text:style-name="T15">el 2008 Arrivano i LinuX Container (LX</text:span><text:span text:style-name="T21">C</text:span><text:span text:style-name="T15">) </text:span><text:span text:style-name="T20">sono la prima soluzione che offre una complet</text:span><text:span text:style-name="T21">o sistema</text:span><text:span text:style-name="T20"> di container. Sfruttano i cgroups e i namespace di Linux, e non richiedono un’installazione di componenti aggiuntivi al kernel.</text:span></text:p>
      <text:p text:style-name="P62"><text:span text:style-name="T20">N</text:span><text:span text:style-name="T15">el 2011 Warden propone una piattaforma che sfruttasse </text:span><text:span text:style-name="T23">inizialmente</text:span><text:span text:style-name="T15"> container LXC, per poi utilizzare qualche tempo dopo una </text:span><text:span text:style-name="T22">sua versione. L’architettura di Warden si basa sul modello client-serve</text:span><text:span text:style-name="T23">r, </text:span><text:span text:style-name="T24">in cui il demone (server) agisce sui container soddisfando le richieste inviate dal client, interfacciandosi con delle API. Warden è inoltre supportato non solo da Linux, ma da più sistemi operativi.</text:span></text:p>
      <text:p text:style-name="P63"><text:span text:style-name="T24">N</text:span><text:span text:style-name="T15">el 2013 si vedono protagonisti 2 importanti progetti, il primo LMCTFY (Let Me Contain That For You) versione open source di un progetto di google, </text:span><text:span text:style-name="T25">utilizza cgroups, come molte soluzioni container già viste. Particolarità di LMCTFY <text:s/>è che ogni applicazione è “container aware” tradotto consapevoli, consci, </text:span><text:span text:style-name="T26">significa che le applicazioni eseguite in questi contesti sono in grado di eseguire e gestire dei propri sottocontainer. Il progetto termina nel 2015, quando google decide di contribuire alla nuova libreria di Docker libcontainer</text:span><text:span text:style-name="T25">, </text:span><text:span text:style-name="T26">inserendo in questa alcune parti appartenenti al progetto ormai chiuso.</text:span></text:p>
      <text:p text:style-name="P63"><text:span text:style-name="T26"/></text:p>
      <text:p text:style-name="P64"><text:span text:style-name="T15"/></text:p>
      <text:p text:style-name="P64"><text:soft-page-break/><text:span text:style-name="T15">Docker, il punto centrale di questa Tesi, ora se ne fornirà una breve descrizione per poi entrare nel dettaglio nel seguito. Nasce come progetto open source all’interno dell’azienda dotCloud, e viene pubblicato nel marzo 2013.</text:span></text:p>
      <text:p text:style-name="P64"><text:span text:style-name="T15"/></text:p>
      <text:p text:style-name="P64"><text:span text:style-name="T15"/></text:p>
      <text:p text:style-name="P61"><text:span text:style-name="T20"/></text:p>
      <text:p text:style-name="P20"/>
      <text:p text:style-name="P5"/>
      <text:list xml:id="list174925374163822" text:continue-numbering="true" text:style-name="L2">
        <text:list-item>
          <text:list>
            <text:list-item>
              <text:p text:style-name="P54"><text:span text:style-name="T41">Vantaggi dell’uso de</text:span>i software container</text:p>
            </text:list-item>
          </text:list>
        </text:list-item>
      </text:list>
      <text:p text:style-name="P24"/>
      <text:p text:style-name="P24">I motivi che portano a preferire lo sviluppo di un sistema software con container, sono molteplici:</text:p>
      <text:list xml:id="list3606669227" text:style-name="L3">
        <text:list-item>
          <text:p text:style-name="P55">Sono più leggeri rispetto ad altre tecnologie (come le macchine virtuali).</text:p>
        </text:list-item>
        <text:list-item>
          <text:p text:style-name="P55">Garantiscono l'isolamento dell'applicazione in esecuzione su di essi.</text:p>
        </text:list-item>
        <text:list-item>
          <text:p text:style-name="P55">Godono di un rapido avvio del servizio contenuto al loro interno</text:p>
        </text:list-item>
        <text:list-item>
          <text:p text:style-name="P55">Sono portabili anche su sistemi differenti</text:p>
        </text:list-item>
        <text:list-item>
          <text:p text:style-name="P55">Dispongono di un controllo di versione</text:p>
        </text:list-item>
        <text:list-item>
          <text:p text:style-name="P55">Le risorse dell'host sono condivise</text:p>
        </text:list-item>
        <text:list-item>
          <text:p text:style-name="P55">Godono di granularità e flessibilità</text:p>
        </text:list-item>
        <text:list-item>
          <text:p text:style-name="P55">Sviluppo semplificato?</text:p>
        </text:list-item>
      </text:list>
      <text:p text:style-name="P24"><text:s/></text:p>
      <text:p text:style-name="P24">Ora si analizzeranno i vari punti sopracitati</text:p>
      <text:p text:style-name="P24"/>
      <text:p text:style-name="P24">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4"/>
      <text:p text:style-name="P24">Isolamento: ogni applicazione/servizio viene eseguita in una propria "sandbox", in maniera indipendente da altri container/applicazioni. <text:span text:style-name="T49">Tuttavia l’isolamento dei container non è perfetto come quello delle macchine virtuali, inoltre lo si può limitare per fare in modo che il container possa interagire con altre risorse, come la rete, i volumi.</text:span></text:p>
      <text:p text:style-name="P24"/>
      <text:p text:style-name="P24">Rapido avvio: L'assenza di una macchina virtuale, implica già l'assenza del tempo di avvio dell’OS ospite della macchina stessa, mentre l'avvio di un container può essere effettuato mediante una riga di comando ed è praticamente istantaneo.</text:p>
      <text:p text:style-name="P24"/>
      <text:p text:style-name="P24">Portabilità: Proprio come i container dei camion, i compute container godono di un approccio standardizzato, ciò significa che possono essere distribuiti su qualunque risorsa di calcolo indipendentemente da configurazioni, SO o hardware. <text:span text:style-name="T49">Grazie a questa caratterista, una volta completato il deployment, il rilascio e la distribuzione dell’applicativo sono velocizzati.</text:span></text:p>
      <text:p text:style-name="P24"/>
      <text:p text:style-name="P24">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4"/>
      <text:p text:style-name="Standard"><text:soft-page-break/><text:span text:style-name="Car._20_predefinito_20_paragrafo"><text:span text:style-name="T7">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27">potervi</text:span></text:span><text:span text:style-name="Car._20_predefinito_20_paragrafo"><text:span text:style-name="T7"> accedere e utilizzarle; ciò tuttavia non viola l'isolamento del contesto di esecuzione del container.</text:span></text:span></text:p>
      <text:p text:style-name="P24"/>
      <text:p text:style-name="P24">Granularità e flessibilità: i container permettono di organizzare le risorse computazionali in micro-servizi migliorando le prestazioni del sistema, che potrà adattarsi in modo estremamente flessibile alle esigenze dell'azienda.</text:p>
      <text:p text:style-name="P7"/>
      <text:p text:style-name="P19">Capitolo 2</text:p>
      <text:p text:style-name="P19"/>
      <text:p text:style-name="P19">Docker</text:p>
      <text:p text:style-name="P23"/>
      <text:p text:style-name="P23">In questo capitolo si tratterà di Docker come piattaforma di riferimento dei software container, nel primo paragrafo si definirà Docker </text:p>
      <text:p text:style-name="P23"/>
      <text:p text:style-name="P13">2.1 Cos’è Docker</text:p>
      <text:p text:style-name="P20"/>
      <text:p text:style-name="P20">Docker è una delle piattaforme software container più utlizzate e diffuse nell'ambito della virtualizzazione a livello OS. Il progetto Docker<text:span text:style-name="T33"> nacque </text:span>nell’azienda dotCloud, <text:span text:style-name="T33">e </text:span>fu pubblicato come progetto open source a marzo 2013. <text:span text:style-name="T32">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20"/>
      <text:p text:style-name="P30">Architettura Docker</text:p>
      <text:p text:style-name="P30">Docker utilizza un’architettura client-server. Il Docker client <text:span text:style-name="T36">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30"/>
      <text:p text:style-name="P31">Il Docker deamon</text:p>
      <text:p text:style-name="P31">Il Dokcer deamon (demone Docker o dockerd) ascolta le richieste delle Docker API</text:p>
      <text:p text:style-name="P31">e gestisce gli oggetti Docker, quali le immagini, i container, le porte, i volumi e la rete. Il demone può anche comunicare con un demone remoto per la gestione di sevizi docker, come la condivisioni o il download di immagini. </text:p>
      <text:p text:style-name="P31"/>
      <text:p text:style-name="P32">Docker client</text:p>
      <text:p text:style-name="P33">Il Docker client (docker) è il modo di interfacciarsi con il sistema docker, ovvero comprende i comandi da inviare al Docker deamon <text:span text:style-name="T38">quale li processerà</text:span>. I comandi docker usano le api di Docker. Un docker client può comunicare con più di un demone Docker.</text:p>
      <text:p text:style-name="P44"/>
      <text:p text:style-name="P44"/>
      <text:p text:style-name="P44"/>
      <text:p text:style-name="P44"><text:bookmark text:name="docker-registries"/><text:soft-page-break/>Docker registries</text:p>
      <text:p text:style-name="P31">Il Docker registry (registro) memorizza le immagini Docker. <text:span text:style-name="T37">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31"/>
      <text:p text:style-name="P34">Docker Object</text:p>
      <text:p text:style-name="P34">Utilizzando Docker si va ad utilizare una serie di oggetti quali immagini, container, reti, volumi, plugin ecc… <text:span text:style-name="T39">Di seguito saranno descritti alcuni di questi oggetti focalizzandosi su quelli principali.</text:span></text:p>
      <text:p text:style-name="P34"/>
      <text:p text:style-name="P35">Immagini</text:p>
      <text:p text:style-name="P36">Un immagine <text:span text:style-name="T42">è </text:span>un file di solo lettura <text:span text:style-name="T42">contenente le istruzioni </text:span>che ha<text:span text:style-name="T42">nno</text:span> lo scopo di creare container. <text:span text:style-name="T42">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span></text:p>
      <text:p text:style-name="P36"/>
      <text:p text:style-name="P37">Container</text:p>
      <text:p text:style-name="P37">Un container è un’istanza eseguibile dell’immagine. Tramite le API di Docker, utilizzabili da terminale o eventuali tool grafici, è possibile gestire le operazioni sui container come l’esecuzione, fermarli, metterli in pausa, riavviarli, cancellarli. <text:span text:style-name="T43">Normalmente un container gode di un buon isolamento, e lo si può <text:s/>tramite le configurazioni espresse nel Dockerfile, come ad esempio la rete, archiviazione <text:s/>o altri sottosistemi sottostanti. Un container è definito dalla sua immagine esattamente dalle configurazioni che gli vengono fornite alla sua creazione e al suo avvio.</text:span></text:p>
      <text:p text:style-name="P37"/>
      <text:p text:style-name="P38">Teconologia sottostante</text:p>
      <text:p text:style-name="P38">Docker è scritto in linguaggio Go a sfrutta diverse funzionalità del kernel Linux per fornire il suo servizio.</text:p>
      <text:p text:style-name="P38"/>
      <text:p text:style-name="P38">Namespace</text:p>
      <text:p text:style-name="P39">Come anticipato, Docker ha bisogno di un kernel Linux per la sua esecuzione per il fatto che sfrutta delle sue funzionalità, namespace è una di queste e se ne esamineranno altre. Si tratta di una tecnologi che fornisce uno spazio utente isolato chiamato container. Questo fornisce uno strato di isolamento. Ogni aspetto del container è eseguito in un namespace separato e il suo accesso è limitato a quel namespace. Docker engine usa <text:span text:style-name="T44">i seguenti </text:span>namespace <text:span text:style-name="T44">di Linux:</text:span></text:p>
      <text:p text:style-name="P39"/>
      <text:list xml:id="list440013309" text:style-name="L4">
        <text:list-item>
          <text:p text:style-name="P56"><text:soft-page-break/>pid namespace: <text:span text:style-name="T45">isolamento del processo (Process ID)</text:span></text:p>
        </text:list-item>
        <text:list-item>
          <text:p text:style-name="P57">net <text:span text:style-name="T44">namespace: </text:span>gestione dell’interfaccia di rete (networking)</text:p>
        </text:list-item>
        <text:list-item>
          <text:p text:style-name="P57">ipc namespace: gestione dell’accesso alle risorse IPC (Interr process comunication)</text:p>
        </text:list-item>
        <text:list-item>
          <text:p text:style-name="P57">mnt namespace: gestione del filesystem e unità montabili (mount)</text:p>
        </text:list-item>
        <text:list-item>
          <text:p text:style-name="P57">uts <text:s/>namespace: isolamento del kernel <text:span text:style-name="T46">(unix timsharing system)</text:span></text:p>
        </text:list-item>
      </text:list>
      <text:p text:style-name="P40"/>
      <text:p text:style-name="P41">Control Groups</text:p>
      <text:p text:style-name="P41">Docker engine si basa anche su questa funzionalità di linux che sono i control groups (cgroups). Cgourps limita l’utilizzo d<text:span text:style-name="T47">a parte del container</text:span> <text:span text:style-name="T47">delle risorse hardware. I Cgroups consentendo a Docker engine di condividere/concedere le risorse hardware disponibili ai container, e opzionalmente limitarne e vincolarne l’utilizzo (come ad esempio settare il numero di processori che un container può utilizzare).</text:span></text:p>
      <text:p text:style-name="P41"/>
      <text:p text:style-name="P42">Union file systems</text:p>
      <text:p text:style-name="P47"><text:span text:style-name="T12">Union file systems o UnionFS sono dei file systems che </text:span><text:span text:style-name="T13">si occupano di creare strati leggeri e veloci.</text:span><text:span text:style-name="T12"> </text:span><text:span text:style-name="T14">Per lo scopo, Docker engine utlizza UnionFs per fornire una costruzione a blocchi dei container. Docker engine utilizza varie possibilità di UnionFS quali: </text:span><text:span text:style-name="T15">AUFS, btrfs, vfs, and DeviceMapper.</text:span></text:p>
      <text:p text:style-name="P58"/>
      <text:p text:style-name="P59">Container format</text:p>
      <text:p text:style-name="P43">Docker engine combina i namespace, i cgroups, e UnionFS in un involucro chiamato container format. Di default è libcontainer. <text:span text:style-name="T48">In futuro Docker potrebbe supportare altri formati di container per integrarsi con altre tecnologie come BSD, jails o Solaris Zone.</text:span></text:p>
      <text:p text:style-name="P20"/>
      <text:p text:style-name="P20">Come funziona Docker</text:p>
      <text:p text:style-name="P20">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35">utilizzare</text:span> una sequenza di comandi come i seguenti:</text:p>
      <text:p text:style-name="P20"/>
      <text:p text:style-name="P20">FROM &lt;image&gt;:&lt;tag-version&gt; : si specifica la base di partenza dell'imamgine che si sta creando e la versione che si desidera utilizzare. Tuttavia c'è modo di creare immagini di base facendo a meno dell'utilizzo di questo comando.</text:p>
      <text:p text:style-name="P20"/>
      <text:p text:style-name="P20">ENTRYPOINT ["cmd", "parameter"]: è il primo comando che viene eseguito quando l'applicazione sarà eseguita sul container.</text:p>
      <text:p text:style-name="P20"/>
      <text:p text:style-name="P20">RUN &lt;command&gt; : esegue un comando del kernel linux, utile per esempio ad installare e risolvere dipendenze una volta che l'immagine base è stata scaricata.</text:p>
      <text:p text:style-name="P20"/>
      <text:p text:style-name="P20">COPY &lt;source&gt; &lt;detination&gt; copia un file dal filesystem host, al filesystem del container.</text:p>
      <text:p text:style-name="P20"><text:soft-page-break/></text:p>
      <text:p text:style-name="P20">EXPOSE &lt;port&gt; [&lt;port&gt;/&lt;protocol&gt;...] : permette al container di rimanere in ascolto nella &lt;port&gt; porta tramite protocollo /protocol</text:p>
      <text:p text:style-name="P20"/>
      <text:p text:style-name="P20">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20">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0"/>
      <text:p text:style-name="P5"/>
      <text:p text:style-name="P13">2.3 Esempi Applicativi</text:p>
      <text:p text:style-name="P20"/>
      <text:p text:style-name="Standard"><text:span text:style-name="Car._20_predefinito_20_paragrafo"><text:span text:style-name="T6">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0"/>
      <text:p text:style-name="P20"/>
      <text:p text:style-name="P20"/>
      <text:p text:style-name="P2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8T17:49:24.904415324</dc:date>
    <meta:editing-cycles>17</meta:editing-cycles>
    <meta:editing-duration>PT4H20M50S</meta:editing-duration>
    <meta:document-statistic meta:table-count="0" meta:image-count="0" meta:object-count="0" meta:page-count="19" meta:paragraph-count="121" meta:word-count="3249" meta:character-count="21897" meta:non-whitespace-character-count="18767"/>
    <meta:template xlink:type="simple" xlink:actuate="onRequest" xlink:title="" xlink:href="Normal.dotm"/>
  </office:meta>
</office:document-meta>
</file>